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69d9d" officeooo:paragraph-rsid="00169d9d"/>
    </style:style>
    <style:style style:name="P2" style:family="paragraph" style:parent-style-name="Standard">
      <style:text-properties style:font-name="Courier New" officeooo:rsid="00169d9d" officeooo:paragraph-rsid="002604e0"/>
    </style:style>
    <style:style style:name="P3" style:family="paragraph" style:parent-style-name="Standard">
      <style:text-properties style:font-name="Courier New" fo:font-size="15pt" officeooo:rsid="00169d9d" officeooo:paragraph-rsid="00169d9d" style:font-size-asian="15pt" style:font-size-complex="15pt"/>
    </style:style>
    <style:style style:name="P4" style:family="paragraph" style:parent-style-name="Standard">
      <style:text-properties style:font-name="Courier New" fo:font-size="15pt" officeooo:rsid="00169d9d" officeooo:paragraph-rsid="00188c29" style:font-size-asian="15pt" style:font-size-complex="15pt"/>
    </style:style>
    <style:style style:name="P5" style:family="paragraph" style:parent-style-name="Standard">
      <style:text-properties style:font-name="Courier New" fo:font-size="15pt" officeooo:rsid="00169d9d" officeooo:paragraph-rsid="001c1c68" style:font-size-asian="15pt" style:font-size-complex="15pt"/>
    </style:style>
    <style:style style:name="P6" style:family="paragraph" style:parent-style-name="Standard">
      <style:text-properties style:font-name="Courier New" fo:font-size="15pt" officeooo:rsid="00169d9d" officeooo:paragraph-rsid="0024294d" style:font-size-asian="15pt" style:font-size-complex="15pt"/>
    </style:style>
    <style:style style:name="P7" style:family="paragraph" style:parent-style-name="Standard">
      <style:text-properties style:font-name="Courier New" fo:font-size="15pt" officeooo:rsid="00169d9d" officeooo:paragraph-rsid="002604e0" style:font-size-asian="15pt" style:font-size-complex="15pt"/>
    </style:style>
    <style:style style:name="P8" style:family="paragraph" style:parent-style-name="Standard">
      <style:text-properties style:font-name="Courier New" fo:font-size="15pt" officeooo:rsid="0017013b" officeooo:paragraph-rsid="0017013b" style:font-size-asian="15pt" style:font-size-complex="15pt"/>
    </style:style>
    <style:style style:name="P9" style:family="paragraph" style:parent-style-name="Standard">
      <style:text-properties style:font-name="Courier New" fo:font-size="15pt" officeooo:rsid="0017013b" officeooo:paragraph-rsid="00188c29" style:font-size-asian="15pt" style:font-size-complex="15pt"/>
    </style:style>
    <style:style style:name="P10" style:family="paragraph" style:parent-style-name="Standard">
      <style:text-properties style:font-name="Courier New" fo:font-size="15pt" officeooo:rsid="0017013b" officeooo:paragraph-rsid="001c1c68" style:font-size-asian="15pt" style:font-size-complex="15pt"/>
    </style:style>
    <style:style style:name="P11" style:family="paragraph" style:parent-style-name="Standard">
      <style:text-properties style:font-name="Courier New" fo:font-size="15pt" officeooo:rsid="0017013b" officeooo:paragraph-rsid="001f3517" style:font-size-asian="15pt" style:font-size-complex="15pt"/>
    </style:style>
    <style:style style:name="P12" style:family="paragraph" style:parent-style-name="Standard">
      <style:text-properties style:font-name="Courier New" fo:font-size="15pt" officeooo:rsid="0017013b" officeooo:paragraph-rsid="001fea03" style:font-size-asian="15pt" style:font-size-complex="15pt"/>
    </style:style>
    <style:style style:name="P13" style:family="paragraph" style:parent-style-name="Standard">
      <style:text-properties style:font-name="Courier New" fo:font-size="15pt" officeooo:rsid="0017013b" officeooo:paragraph-rsid="0024294d" style:font-size-asian="15pt" style:font-size-complex="15pt"/>
    </style:style>
    <style:style style:name="P14" style:family="paragraph" style:parent-style-name="Standard">
      <style:text-properties style:font-name="Courier New" fo:font-size="15pt" officeooo:rsid="0017013b" officeooo:paragraph-rsid="002604e0" style:font-size-asian="15pt" style:font-size-complex="15pt"/>
    </style:style>
    <style:style style:name="P15" style:family="paragraph" style:parent-style-name="Standard">
      <style:text-properties style:font-name="Courier New" fo:font-size="15pt" officeooo:rsid="00188c29" officeooo:paragraph-rsid="00188c29" style:font-size-asian="15pt" style:font-size-complex="15pt"/>
    </style:style>
    <style:style style:name="P16" style:family="paragraph" style:parent-style-name="Standard">
      <style:text-properties style:font-name="Courier New" fo:font-size="15pt" officeooo:rsid="00188c29" officeooo:paragraph-rsid="001c1c68" style:font-size-asian="15pt" style:font-size-complex="15pt"/>
    </style:style>
    <style:style style:name="P17" style:family="paragraph" style:parent-style-name="Standard">
      <style:text-properties style:font-name="Courier New" fo:font-size="15pt" officeooo:rsid="00188c29" officeooo:paragraph-rsid="0024294d" style:font-size-asian="15pt" style:font-size-complex="15pt"/>
    </style:style>
    <style:style style:name="P18" style:family="paragraph" style:parent-style-name="Standard">
      <style:text-properties style:font-name="Courier New" fo:font-size="15pt" officeooo:rsid="00188c29" officeooo:paragraph-rsid="002604e0" style:font-size-asian="15pt" style:font-size-complex="15pt"/>
    </style:style>
    <style:style style:name="P19" style:family="paragraph" style:parent-style-name="Standard">
      <style:text-properties style:font-name="Courier New" fo:font-size="15pt" officeooo:rsid="00229e6f" officeooo:paragraph-rsid="00229e6f" style:font-size-asian="15pt" style:font-size-complex="15pt"/>
    </style:style>
    <style:style style:name="P20" style:family="paragraph" style:parent-style-name="Standard">
      <style:text-properties style:font-name="Courier New" fo:font-size="15pt" officeooo:rsid="00229e6f" officeooo:paragraph-rsid="0024294d" style:font-size-asian="15pt" style:font-size-complex="15pt"/>
    </style:style>
    <style:style style:name="P21" style:family="paragraph" style:parent-style-name="Standard">
      <style:text-properties style:font-name="Courier New" fo:font-size="15pt" officeooo:rsid="00229e6f" officeooo:paragraph-rsid="002604e0" style:font-size-asian="15pt" style:font-size-complex="15pt"/>
    </style:style>
    <style:style style:name="P22" style:family="paragraph" style:parent-style-name="Standard">
      <style:text-properties style:font-name="Courier New" fo:font-size="15pt" style:text-underline-style="none" fo:font-weight="normal" officeooo:rsid="001a594f" officeooo:paragraph-rsid="00188c29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Courier New" fo:font-size="15pt" style:text-underline-style="none" fo:font-weight="normal" officeooo:rsid="001a594f" officeooo:paragraph-rsid="001c1c68" style:font-size-asian="15pt" style:font-weight-asian="normal" style:font-size-complex="15pt" style:font-weight-complex="normal"/>
    </style:style>
    <style:style style:name="P24" style:family="paragraph" style:parent-style-name="Standard">
      <style:text-properties style:font-name="Courier New" fo:font-size="15pt" style:text-underline-style="none" fo:font-weight="normal" officeooo:rsid="001a594f" officeooo:paragraph-rsid="0024294d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Courier New" fo:font-size="15pt" style:text-underline-style="none" fo:font-weight="normal" officeooo:rsid="001a594f" officeooo:paragraph-rsid="002604e0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Courier New" fo:font-size="15pt" style:text-underline-style="none" fo:font-weight="normal" officeooo:rsid="00169d9d" officeooo:paragraph-rsid="00169d9d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Courier New" fo:font-size="15pt" style:text-underline-style="none" fo:font-weight="normal" officeooo:rsid="00169d9d" officeooo:paragraph-rsid="00188c29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Courier New" fo:font-size="15pt" style:text-underline-style="none" fo:font-weight="normal" officeooo:rsid="00169d9d" officeooo:paragraph-rsid="001c1c68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Courier New" fo:font-size="15pt" style:text-underline-style="none" fo:font-weight="normal" officeooo:rsid="00169d9d" officeooo:paragraph-rsid="0024294d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Courier New" fo:font-size="15pt" style:text-underline-style="none" fo:font-weight="normal" officeooo:rsid="00169d9d" officeooo:paragraph-rsid="002604e0" style:font-size-asian="15pt" style:font-weight-asian="normal" style:font-size-complex="15pt" style:font-weight-complex="normal"/>
    </style:style>
    <style:style style:name="P31" style:family="paragraph" style:parent-style-name="Standard">
      <style:text-properties style:font-name="Courier New" fo:font-size="15pt" style:text-underline-style="none" fo:font-weight="normal" officeooo:rsid="0017013b" officeooo:paragraph-rsid="00169d9d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Courier New" fo:font-size="15pt" style:text-underline-style="none" fo:font-weight="normal" officeooo:rsid="0017013b" officeooo:paragraph-rsid="0017013b" style:font-size-asian="15pt" style:font-weight-asian="normal" style:font-size-complex="15pt" style:font-weight-complex="normal"/>
    </style:style>
    <style:style style:name="P33" style:family="paragraph" style:parent-style-name="Standard">
      <style:text-properties style:font-name="Courier New" fo:font-size="15pt" style:text-underline-style="none" fo:font-weight="normal" officeooo:rsid="0017013b" officeooo:paragraph-rsid="00188c29" style:font-size-asian="15pt" style:font-weight-asian="normal" style:font-size-complex="15pt" style:font-weight-complex="normal"/>
    </style:style>
    <style:style style:name="P34" style:family="paragraph" style:parent-style-name="Standard">
      <style:text-properties style:font-name="Courier New" fo:font-size="15pt" style:text-underline-style="none" fo:font-weight="normal" officeooo:rsid="0017013b" officeooo:paragraph-rsid="001c1c68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ourier New" fo:font-size="15pt" style:text-underline-style="none" fo:font-weight="normal" officeooo:rsid="0017013b" officeooo:paragraph-rsid="0024294d" style:font-size-asian="15pt" style:font-weight-asian="normal" style:font-size-complex="15pt" style:font-weight-complex="normal"/>
    </style:style>
    <style:style style:name="P36" style:family="paragraph" style:parent-style-name="Standard">
      <style:text-properties style:font-name="Courier New" fo:font-size="15pt" style:text-underline-style="none" fo:font-weight="normal" officeooo:rsid="0017013b" officeooo:paragraph-rsid="002604e0" style:font-size-asian="15pt" style:font-weight-asian="normal" style:font-size-complex="15pt" style:font-weight-complex="normal"/>
    </style:style>
    <style:style style:name="P37" style:family="paragraph" style:parent-style-name="Standard">
      <style:text-properties style:font-name="Courier New" fo:font-size="15pt" style:text-underline-style="none" fo:font-weight="normal" officeooo:rsid="001f5468" officeooo:paragraph-rsid="001f5468" style:font-size-asian="15pt" style:font-weight-asian="normal" style:font-size-complex="15pt" style:font-weight-complex="normal"/>
    </style:style>
    <style:style style:name="P38" style:family="paragraph" style:parent-style-name="Standard">
      <style:text-properties style:font-name="Courier New" style:text-underline-style="long-dash" style:text-underline-width="auto" style:text-underline-color="font-color" officeooo:rsid="00169d9d" officeooo:paragraph-rsid="00169d9d"/>
    </style:style>
    <style:style style:name="P39" style:family="paragraph" style:parent-style-name="Standard">
      <style:text-properties style:font-name="Courier New" style:text-underline-style="none" officeooo:rsid="001c2749" officeooo:paragraph-rsid="0024294d"/>
    </style:style>
    <style:style style:name="P40" style:family="paragraph" style:parent-style-name="Standard">
      <style:text-properties style:font-name="Courier New" style:text-underline-style="none" officeooo:rsid="001c2749" officeooo:paragraph-rsid="002604e0"/>
    </style:style>
    <style:style style:name="P4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26pt" style:font-size-asian="26pt" style:font-size-complex="26pt"/>
    </style:style>
    <style:style style:name="P42" style:family="paragraph" style:parent-style-name="Standard">
      <style:text-properties fo:font-size="15pt" fo:font-weight="bold" officeooo:rsid="001c2749" officeooo:paragraph-rsid="00169d9d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officeooo:rsid="001c2749" officeooo:paragraph-rsid="001c1c68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5pt" style:text-underline-style="none" fo:font-weight="bold" officeooo:rsid="001c2749" officeooo:paragraph-rsid="00188c29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5pt" style:text-underline-style="none" fo:font-weight="bold" officeooo:rsid="001c2749" officeooo:paragraph-rsid="0024294d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style:text-underline-style="none" fo:font-weight="bold" officeooo:rsid="001c2749" officeooo:paragraph-rsid="002604e0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style:text-underline-style="none" fo:font-weight="normal" officeooo:rsid="001c2749" officeooo:paragraph-rsid="00188c29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size="15pt" style:text-underline-style="none" fo:font-weight="bold" officeooo:rsid="001c2749" officeooo:paragraph-rsid="0024294d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style:text-underline-style="none" fo:font-weight="bold" officeooo:rsid="001c2749" officeooo:paragraph-rsid="002604e0" style:font-size-asian="15pt" style:font-weight-asian="bold" style:font-size-complex="15pt" style:font-weight-complex="bold"/>
    </style:style>
    <style:style style:name="T1" style:family="text">
      <style:text-properties officeooo:rsid="00225d0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7013b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7013b" style:font-weight-asian="normal" style:font-weight-complex="normal"/>
    </style:style>
    <style:style style:name="T7" style:family="text">
      <style:text-properties style:text-underline-style="none" fo:font-weight="normal" officeooo:rsid="001a594f" style:font-weight-asian="normal" style:font-weight-complex="normal"/>
    </style:style>
    <style:style style:name="T8" style:family="text">
      <style:text-properties style:text-underline-style="none" fo:font-weight="normal" officeooo:rsid="001c76b4" style:font-weight-asian="normal" style:font-weight-complex="normal"/>
    </style:style>
    <style:style style:name="T9" style:family="text">
      <style:text-properties style:text-underline-style="none" fo:font-weight="normal" officeooo:rsid="0024294d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1f12b1"/>
    </style:style>
    <style:style style:name="T12" style:family="text">
      <style:text-properties style:text-underline-style="long-dash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long-dash" style:text-underline-width="auto" style:text-underline-color="font-color" fo:font-weight="normal" officeooo:rsid="001c76b4" style:font-weight-asian="normal" style:font-weight-complex="normal"/>
    </style:style>
    <style:style style:name="T14" style:family="text">
      <style:text-properties style:text-underline-style="long-dash" style:text-underline-width="auto" style:text-underline-color="font-color" fo:font-weight="normal" officeooo:rsid="0024294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bookmark text:name="yui_3_17_2_1_1701857636381_813"/>Actividad 4.11</text:h>
      <text:p text:style-name="P1"/>
      <text:p text:style-name="P1"/>
      <text:p text:style-name="P1"/>
      <text:p text:style-name="P42">1. Regla de transformación de <text:span text:style-name="T1">e</text:span>ntidades y atributos.</text:p>
      <text:p text:style-name="P1"/>
      <text:p text:style-name="P3"/>
      <text:p text:style-name="P3">Zonas (<text:span text:style-name="T2">#id</text:span><text:span text:style-name="T5">, nbarcos, tipobarco, ancho, </text:span><text:span text:style-name="T3">letra,</text:span><text:span text:style-name="T5"> profundidad)</text:span></text:p>
      <text:p text:style-name="P26"/>
      <text:p text:style-name="P3"><text:span text:style-name="T5">Empleados (</text:span><text:span text:style-name="T2">#id</text:span><text:span text:style-name="T10">, </text:span><text:span text:style-name="T6">telefono, </text:span><text:span text:style-name="T4">nif</text:span><text:span text:style-name="T6">, nombre, especialidad, dirección)</text:span></text:p>
      <text:p text:style-name="P31"/>
      <text:p text:style-name="P8"><text:span text:style-name="T5">Amarres (</text:span><text:span text:style-name="T2">#id</text:span><text:span text:style-name="T5">,</text:span><text:span text:style-name="T3"> namarres,</text:span><text:span text:style-name="T5"> agua, luz, servicio)</text:span></text:p>
      <text:p text:style-name="P32"/>
      <text:p text:style-name="P11"><text:span text:style-name="T5">Embarcaciones (</text:span><text:span text:style-name="T2">#id,</text:span><text:span text:style-name="T10"> </text:span><text:span text:style-name="T3">matricula,</text:span><text:span text:style-name="T5"> tipo, direccion, nombre)</text:span></text:p>
      <text:p text:style-name="P32"/>
      <text:p text:style-name="P8"><text:span text:style-name="T5">Socios (</text:span><text:span text:style-name="T2">#id</text:span><text:span text:style-name="T5">, telefono, direccion, nombre, fingreso, </text:span><text:span text:style-name="T3">nif</text:span><text:span text:style-name="T5">)</text:span></text:p>
      <text:p text:style-name="P32"/>
      <text:p text:style-name="P44">2. Regla M:N</text:p>
      <text:p text:style-name="P47"/>
      <text:p text:style-name="P4">Zonas (<text:span text:style-name="T2">#id</text:span><text:span text:style-name="T5">, nbarcos, tipobarco, ancho, </text:span><text:span text:style-name="T3">letra,</text:span><text:span text:style-name="T5"> profundidad)</text:span></text:p>
      <text:p text:style-name="P27"/>
      <text:p text:style-name="P4"><text:span text:style-name="T5">Empleados (</text:span><text:span text:style-name="T2">#id</text:span><text:span text:style-name="T10">, </text:span><text:span text:style-name="T6">telefono, </text:span><text:span text:style-name="T4">nif</text:span><text:span text:style-name="T6">, nombre, especialidad, dirección)</text:span></text:p>
      <text:p text:style-name="P33"/>
      <text:p text:style-name="P9"><text:span text:style-name="T5">Amarres (</text:span><text:span text:style-name="T2">#id</text:span><text:span text:style-name="T5">,</text:span><text:span text:style-name="T3"> namarres,</text:span><text:span text:style-name="T5"> agua, luz, servicio)</text:span></text:p>
      <text:p text:style-name="P33"/>
      <text:p text:style-name="P9"><text:span text:style-name="T5">Embarcaciones (</text:span><text:span text:style-name="T2">#id,</text:span><text:span text:style-name="T10"> </text:span><text:span text:style-name="T3">matricula,</text:span><text:span text:style-name="T5"> tipo, direccion, nombre)</text:span></text:p>
      <text:p text:style-name="P33"/>
      <text:p text:style-name="P9"><text:span text:style-name="T5">Socios (</text:span><text:span text:style-name="T2">#id</text:span><text:span text:style-name="T5">, telefono, direccion, nombre, fingreso, </text:span><text:span text:style-name="T3">nif</text:span><text:span text:style-name="T5">)</text:span></text:p>
      <text:p text:style-name="P33"/>
      <text:p text:style-name="P15"><text:span text:style-name="T5">Asignado (</text:span><text:span text:style-name="T2">#id_empleado,</text:span><text:span text:style-name="T5"> </text:span><text:span text:style-name="T2">#id_zona,</text:span><text:span text:style-name="T5"> nbarcos)</text:span></text:p>
      <text:p text:style-name="P15"><text:span text:style-name="T5"><text:s text:c="8"/></text:span><text:span text:style-name="T7">id_empleado → Empleados(MC,BC)</text:span></text:p>
      <text:p text:style-name="P22"><text:s text:c="8"/>id_zona → Zonas(MC,BC)</text:p>
      <text:p text:style-name="P22"/>
      <text:p text:style-name="P37"><text:soft-page-break/></text:p>
      <text:p text:style-name="P3"/>
      <text:p text:style-name="P1"/>
      <text:p text:style-name="P1"/>
      <text:p text:style-name="P1"/>
      <text:p text:style-name="P1"/>
      <text:p text:style-name="P1"/>
      <text:p text:style-name="P43">3. Regla <text:span text:style-name="T11">1</text:span>:N</text:p>
      <text:p text:style-name="P43"/>
      <text:p text:style-name="P5">Zonas (<text:span text:style-name="T2">#id</text:span><text:span text:style-name="T5">, nbarcos, tipobarco, ancho, </text:span><text:span text:style-name="T3">letra,</text:span><text:span text:style-name="T5"> profundidad)</text:span></text:p>
      <text:p text:style-name="P28"/>
      <text:p text:style-name="P5"><text:span text:style-name="T5">Empleados (</text:span><text:span text:style-name="T2">#id</text:span><text:span text:style-name="T10">, </text:span><text:span text:style-name="T6">telefono, </text:span><text:span text:style-name="T4">nif</text:span><text:span text:style-name="T6">, nombre, especialidad, dirección)</text:span></text:p>
      <text:p text:style-name="P34"/>
      <text:p text:style-name="P10"><text:span text:style-name="T5">Amarres (</text:span><text:span text:style-name="T2">#id</text:span><text:span text:style-name="T5">,</text:span><text:span text:style-name="T3"> namarres,</text:span><text:span text:style-name="T5"> agua, luz, servicio)</text:span></text:p>
      <text:p text:style-name="P34"/>
      <text:p text:style-name="P12"><text:span text:style-name="T5">Embarcaciones (</text:span><text:span text:style-name="T2">#id,</text:span><text:span text:style-name="T10"> </text:span><text:span text:style-name="T3">matricula,</text:span><text:span text:style-name="T5"> tipo, direccion, nombre, </text:span><text:span text:style-name="T13">id_socio</text:span><text:span text:style-name="T5">)</text:span></text:p>
      <text:p text:style-name="P12"><text:span text:style-name="T5"><text:s text:c="7"/></text:span><text:span text:style-name="T8">id_socio → Socios(MC,BN)</text:span></text:p>
      <text:p text:style-name="P34"/>
      <text:p text:style-name="P10"><text:span text:style-name="T5">Socios (</text:span><text:span text:style-name="T2">#id</text:span><text:span text:style-name="T5">, telefono, direccion, nombre, fingreso, </text:span><text:span text:style-name="T3">nif</text:span><text:span text:style-name="T5">)</text:span></text:p>
      <text:p text:style-name="P34"/>
      <text:p text:style-name="P16"><text:span text:style-name="T5">Asignado (</text:span><text:span text:style-name="T2">#id_empleado,</text:span><text:span text:style-name="T5"> </text:span><text:span text:style-name="T2">#id_zona,</text:span><text:span text:style-name="T5"> nbarcos)</text:span></text:p>
      <text:p text:style-name="P16"><text:span text:style-name="T5"><text:s text:c="8"/></text:span><text:span text:style-name="T7">id_empleado → Empleados(MC,BC)</text:span></text:p>
      <text:p text:style-name="P23"><text:s text:c="8"/>id_zona → Zonas(MC,BC)</text:p>
      <text:p text:style-name="P23"/>
      <text:p text:style-name="P19"><text:span text:style-name="T8">P</text:span><text:span text:style-name="T5">ropietario (</text:span><text:span text:style-name="T2">#id_amarre</text:span><text:span text:style-name="T5">, </text:span><text:span text:style-name="T12">id_socio,</text:span><text:span text:style-name="T5"> fcompra)</text:span></text:p>
      <text:p text:style-name="P19"><text:span text:style-name="T5"><text:s text:c="8"/></text:span><text:span text:style-name="T8">id_socio → Socios(MC,BN)</text:span></text:p>
      <text:p text:style-name="P19"><text:span text:style-name="T8"><text:s text:c="8"/>id_</text:span><text:span text:style-name="T5">amarre</text:span><text:span text:style-name="T8"> → </text:span><text:span text:style-name="T5">Amarres</text:span><text:span text:style-name="T8">(MC,B</text:span><text:span text:style-name="T5">C</text:span><text:span text:style-name="T8">)</text:span></text:p>
      <text:p text:style-name="P38"/>
      <text:p text:style-name="P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4. Regla 1:1</text:p>
      <text:p text:style-name="P45"/>
      <text:p text:style-name="P6">Zonas (<text:span text:style-name="T2">#id</text:span><text:span text:style-name="T5">, nbarcos, tipobarco, ancho, </text:span><text:span text:style-name="T3">letra,</text:span><text:span text:style-name="T5"> profundidad)</text:span></text:p>
      <text:p text:style-name="P29"/>
      <text:p text:style-name="P6"><text:span text:style-name="T5">Empleados (</text:span><text:span text:style-name="T2">#id</text:span><text:span text:style-name="T10">, </text:span><text:span text:style-name="T6">telefono, </text:span><text:span text:style-name="T4">nif</text:span><text:span text:style-name="T6">, nombre, especialidad, dirección)</text:span></text:p>
      <text:p text:style-name="P35"/>
      <text:p text:style-name="P13"><text:span text:style-name="T5">Amarres (</text:span><text:span text:style-name="T2">#id</text:span><text:span text:style-name="T5">,</text:span><text:span text:style-name="T3"> namarres,</text:span><text:span text:style-name="T5"> agua, luz, servicio)</text:span></text:p>
      <text:p text:style-name="P35"/>
      <text:p text:style-name="P13"><text:span text:style-name="T5">Embarcaciones (</text:span><text:span text:style-name="T2">#id,</text:span><text:span text:style-name="T10"> </text:span><text:span text:style-name="T3">matricula,</text:span><text:span text:style-name="T5"> tipo, direccion, nombre, </text:span><text:span text:style-name="T13">id_socio</text:span><text:span text:style-name="T8">, </text:span><text:span text:style-name="T14">id_amarre</text:span><text:span text:style-name="T5">)</text:span></text:p>
      <text:p text:style-name="P13"><text:span text:style-name="T5"><text:s text:c="7"/></text:span><text:span text:style-name="T9">id_amarre → Amarres(MC,BN)</text:span></text:p>
      <text:p text:style-name="P13"><text:span text:style-name="T5"><text:s text:c="7"/></text:span><text:span text:style-name="T8">id_socio → Socios(MC,BN)</text:span></text:p>
      <text:p text:style-name="P35"/>
      <text:p text:style-name="P13"><text:span text:style-name="T5">Socios (</text:span><text:span text:style-name="T2">#id</text:span><text:span text:style-name="T5">, telefono, direccion, nombre, fingreso, </text:span><text:span text:style-name="T3">nif</text:span><text:span text:style-name="T5">)</text:span></text:p>
      <text:p text:style-name="P35"/>
      <text:p text:style-name="P17"><text:span text:style-name="T5">Asignado (</text:span><text:span text:style-name="T2">#id_empleado,</text:span><text:span text:style-name="T5"> </text:span><text:span text:style-name="T2">#id_zona,</text:span><text:span text:style-name="T5"> nbarcos)</text:span></text:p>
      <text:p text:style-name="P17"><text:span text:style-name="T5"><text:s text:c="8"/></text:span><text:span text:style-name="T7">id_empleado → Empleados(MC,BC)</text:span></text:p>
      <text:p text:style-name="P24"><text:s text:c="8"/>id_zona → Zonas(MC,BC)</text:p>
      <text:p text:style-name="P24"/>
      <text:p text:style-name="P20"><text:span text:style-name="T8">P</text:span><text:span text:style-name="T5">ropietario (</text:span><text:span text:style-name="T2">#id_amarre</text:span><text:span text:style-name="T5">, </text:span><text:span text:style-name="T12">id_socio,</text:span><text:span text:style-name="T5"> fcompra)</text:span></text:p>
      <text:p text:style-name="P20"><text:span text:style-name="T5"><text:s text:c="8"/></text:span><text:span text:style-name="T8">id_socio → Socios(MC,BN)</text:span></text:p>
      <text:p text:style-name="P20"><text:span text:style-name="T8"><text:s text:c="8"/>id_</text:span><text:span text:style-name="T5">amarre</text:span><text:span text:style-name="T8"> → </text:span><text:span text:style-name="T5">Amarres</text:span><text:span text:style-name="T8">(MC,B</text:span><text:span text:style-name="T5">C</text:span><text:span text:style-name="T8">)</text:span></text:p>
      <text:p text:style-name="P39"/>
      <text:p text:style-name="P1"/>
      <text:p text:style-name="P1"/>
      <text:p text:style-name="P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5. Modelo Relacional Definitivo</text:p>
      <text:p text:style-name="P46"/>
      <text:p text:style-name="P7">Zonas (<text:span text:style-name="T2">#id</text:span><text:span text:style-name="T5">, nbarcos, tipobarco, ancho, </text:span><text:span text:style-name="T3">letra,</text:span><text:span text:style-name="T5"> profundidad)</text:span></text:p>
      <text:p text:style-name="P30"/>
      <text:p text:style-name="P7"><text:span text:style-name="T5">Empleados (</text:span><text:span text:style-name="T2">#id</text:span><text:span text:style-name="T10">, </text:span><text:span text:style-name="T6">telefono, </text:span><text:span text:style-name="T4">nif</text:span><text:span text:style-name="T6">, nombre, especialidad, dirección)</text:span></text:p>
      <text:p text:style-name="P36"/>
      <text:p text:style-name="P14"><text:span text:style-name="T5">Amarres (</text:span><text:span text:style-name="T2">#id</text:span><text:span text:style-name="T5">,</text:span><text:span text:style-name="T3"> namarres,</text:span><text:span text:style-name="T5"> agua, luz, servicio)</text:span></text:p>
      <text:p text:style-name="P36"/>
      <text:p text:style-name="P14"><text:span text:style-name="T5">Embarcaciones (</text:span><text:span text:style-name="T2">#id,</text:span><text:span text:style-name="T10"> </text:span><text:span text:style-name="T3">matricula,</text:span><text:span text:style-name="T5"> tipo, direccion, nombre, </text:span><text:span text:style-name="T13">id_socio</text:span><text:span text:style-name="T8">, </text:span><text:span text:style-name="T14">id_amarre</text:span><text:span text:style-name="T5">)</text:span></text:p>
      <text:p text:style-name="P14"><text:span text:style-name="T5"><text:s text:c="7"/></text:span><text:span text:style-name="T9">id_amarre → Amarres(MC,BN)</text:span></text:p>
      <text:p text:style-name="P14"><text:span text:style-name="T5"><text:s text:c="7"/></text:span><text:span text:style-name="T8">id_socio → Socios(MC,BN)</text:span></text:p>
      <text:p text:style-name="P36"/>
      <text:p text:style-name="P14"><text:span text:style-name="T5">Socios (</text:span><text:span text:style-name="T2">#id</text:span><text:span text:style-name="T5">, telefono, direccion, nombre, fingreso, </text:span><text:span text:style-name="T3">nif</text:span><text:span text:style-name="T5">)</text:span></text:p>
      <text:p text:style-name="P36"/>
      <text:p text:style-name="P18"><text:span text:style-name="T5">Asignado (</text:span><text:span text:style-name="T2">#id_empleado,</text:span><text:span text:style-name="T5"> </text:span><text:span text:style-name="T2">#id_zona,</text:span><text:span text:style-name="T5"> nbarcos)</text:span></text:p>
      <text:p text:style-name="P18"><text:span text:style-name="T5"><text:s text:c="8"/></text:span><text:span text:style-name="T7">id_empleado → Empleados(MC,BC)</text:span></text:p>
      <text:p text:style-name="P25"><text:s text:c="8"/>id_zona → Zonas(MC,BC)</text:p>
      <text:p text:style-name="P25"/>
      <text:p text:style-name="P21"><text:span text:style-name="T8">P</text:span><text:span text:style-name="T5">ropietario (</text:span><text:span text:style-name="T2">#id_amarre</text:span><text:span text:style-name="T5">, </text:span><text:span text:style-name="T12">id_socio,</text:span><text:span text:style-name="T5"> fcompra)</text:span></text:p>
      <text:p text:style-name="P21"><text:span text:style-name="T5"><text:s text:c="8"/></text:span><text:span text:style-name="T8">id_socio → Socios(MC,BN)</text:span></text:p>
      <text:p text:style-name="P21"><text:span text:style-name="T8"><text:s text:c="8"/>id_</text:span><text:span text:style-name="T5">amarre</text:span><text:span text:style-name="T8"> → </text:span><text:span text:style-name="T5">Amarres</text:span><text:span text:style-name="T8">(MC,B</text:span><text:span text:style-name="T5">C</text:span><text:span text:style-name="T8">)</text:span></text:p>
      <text:p text:style-name="P40"/>
      <text:p text:style-name="P2"/>
      <text:p text:style-name="P40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86cm" fo:margin-right="2.0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1:14:13.080000000</meta:creation-date>
    <dc:date>2023-12-12T10:46:44.720000000</dc:date>
    <meta:editing-duration>PT40M10S</meta:editing-duration>
    <meta:editing-cycles>18</meta:editing-cycles>
    <meta:generator>LibreOffice/7.5.6.2$Windows_X86_64 LibreOffice_project/f654817fb68d6d4600d7d2f6b647e47729f55f15</meta:generator>
    <meta:document-statistic meta:table-count="0" meta:image-count="0" meta:object-count="0" meta:page-count="4" meta:paragraph-count="57" meta:word-count="278" meta:character-count="2491" meta:non-whitespace-character-count="2123"/>
  </office:meta>
</office:document-meta>
</file>